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76000001AC66A04BC4588CD96A.png" manifest:media-type="image/png"/>
  <manifest:file-entry manifest:full-path="Pictures/10000201000000EC0000003F28AD7023A4D15F18.png" manifest:media-type="image/png"/>
  <manifest:file-entry manifest:full-path="Pictures/10007F91000026B000002C336779C4E3FC04DCAA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ack" svg:font-family="Hack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80pt" officeooo:rsid="000bdb21" officeooo:paragraph-rsid="00108785" style:font-size-asian="80pt" style:font-size-complex="80pt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117df3" officeooo:paragraph-rsid="00117df3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15fcbf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80pt" officeooo:rsid="0015fcbf" officeooo:paragraph-rsid="0015fcbf" style:font-size-asian="80pt" style:font-size-complex="80pt"/>
    </style:style>
    <style:style style:name="P5" style:family="paragraph" style:parent-style-name="Footer">
      <style:paragraph-properties fo:text-align="center" style:justify-single-word="false"/>
      <style:text-properties officeooo:rsid="000bdb21" officeooo:paragraph-rsid="000bdb21"/>
    </style:style>
    <style:style style:name="P6" style:family="paragraph" style:parent-style-name="Standard">
      <style:paragraph-properties fo:text-align="center" style:justify-single-word="false"/>
      <style:text-properties style:font-name="Hack" fo:font-size="80pt" officeooo:rsid="0015fcbf" officeooo:paragraph-rsid="0015fcbf" style:font-size-asian="80pt" style:font-size-complex="8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767da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67da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767da" style:font-size-asian="12pt" style:font-weight-asian="bold" style:font-size-complex="12pt" style:font-weight-complex="bold"/>
    </style:style>
    <style:style style:name="T7" style:family="text">
      <style:text-properties style:font-name="Hack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Hack" fo:font-size="12pt" fo:font-weight="bold" officeooo:rsid="001767da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2" text:anchor-type="paragraph" svg:x="11.621cm" svg:y="-1.034cm" svg:width="6.242cm" svg:height="1.667cm" draw:z-index="1"><draw:image xlink:href="Pictures/10000201000000EC0000003F28AD7023A4D15F18.png" xlink:type="simple" xlink:show="embed" xlink:actuate="onLoad" loext:mime-type="image/png"/></draw:frame></text:p>
      <text:p text:style-name="P6">BORNHACK</text:p>
      <text:p text:style-name="P3"><draw:frame draw:style-name="fr2" draw:name="Image1" text:anchor-type="paragraph" svg:width="9.904cm" svg:height="11.315cm" draw:z-index="0"><draw:image xlink:href="Pictures/10007F91000026B000002C336779C4E3FC04DCAA.svg" xlink:type="simple" xlink:show="embed" xlink:actuate="onLoad" loext:mime-type="image/svg+xml"/><draw:image xlink:href="Pictures/1000020100000176000001AC66A04BC4588CD96A.png" xlink:type="simple" xlink:show="embed" xlink:actuate="onLoad"/></draw:frame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ack" svg:font-family="Hack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bdb21" officeooo:paragraph-rsid="000bdb21"/>
    </style:style>
    <style:style style:name="MT1" style:family="text">
      <style:text-properties style:font-name="Hack" fo:font-size="12pt" fo:font-weight="bold" style:font-size-asian="12pt" style:font-weight-asian="bold" style:font-size-complex="12pt" style:font-weight-complex="bold"/>
    </style:style>
    <style:style style:name="MT2" style:family="text">
      <style:text-properties style:font-name="Hack" fo:font-size="12pt" fo:font-weight="bold" officeooo:rsid="001767da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BornHack 201</text:span><text:span text:style-name="MT2">8</text:span><text:span text:style-name="MT1">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8-08-16T14:06:12.538013756</dc:date>
    <meta:editing-duration>PT23M10S</meta:editing-duration>
    <meta:editing-cycles>12</meta:editing-cycles>
    <meta:generator>LibreOffice/6.0.3.2$Linux_X86_64 LibreOffice_project/00m0$Build-2</meta:generator>
    <meta:document-statistic meta:table-count="0" meta:image-count="2" meta:object-count="0" meta:page-count="1" meta:paragraph-count="2" meta:word-count="8" meta:character-count="71" meta:non-whitespace-character-count="63"/>
  </office:meta>
</office:document-meta>
</file>